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28cm" fo:min-width="0.07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svg:stroke-color="#ff8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color="#0096ff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Calibri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6" style:family="paragraph">
      <style:text-properties style:font-name="Calibri" fo:font-size="14pt"/>
    </style:style>
    <style:style style:name="P7" style:family="paragraph">
      <loext:graphic-properties draw:fill="none" draw:fill-color="#ffffff"/>
      <style:text-properties style:font-name="Calibri" fo:font-size="14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-33% 58%" style:font-name="Times New Roman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64cm" svg:height="0.864cm" svg:x="1.414cm" svg:y="4.91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64cm" svg:height="0.864cm" svg:x="4.015cm" svg:y="4.914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0.864cm" svg:height="0.864cm" svg:x="4.015cm" svg:y="2.64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64cm" svg:height="0.864cm" svg:x="4.015cm" svg:y="7.14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64cm" svg:height="0.864cm" svg:x="6.816cm" svg:y="4.915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64cm" svg:height="0.864cm" svg:x="6.816cm" svg:y="2.641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864cm" svg:height="0.864cm" svg:x="6.816cm" svg:y="7.141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64cm" svg:height="0.864cm" svg:x="9.515cm" svg:y="4.914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152cm" svg:y1="5.039cm" svg:x2="4.141cm" svg:y2="3.378cm" draw:start-shape="id1" draw:start-glue-point="11" draw:end-shape="id2" draw:end-glue-point="7" svg:d="M2152 5039l1989-1661" svg:viewBox="0 0 1990 1662">
          <text:p/>
        </draw:connector>
        <draw:connector draw:style-name="gr3" draw:text-style-name="P3" draw:layer="layout" draw:type="line" svg:x1="2.278cm" svg:y1="5.345cm" svg:x2="4.015cm" svg:y2="5.346cm" draw:start-shape="id1" draw:start-glue-point="10" draw:end-shape="id3" draw:end-glue-point="6" svg:d="M2278 5345l1737 1" svg:viewBox="0 0 1738 2">
          <text:p/>
        </draw:connector>
        <draw:connector draw:style-name="gr3" draw:text-style-name="P3" draw:layer="layout" draw:type="line" svg:x1="2.152cm" svg:y1="5.651cm" svg:x2="4.141cm" svg:y2="7.266cm" draw:start-shape="id1" draw:start-glue-point="9" draw:end-shape="id4" draw:end-glue-point="5" svg:d="M2152 5651l1989 1615" svg:viewBox="0 0 1990 1616">
          <text:p/>
        </draw:connector>
        <draw:connector draw:style-name="gr2" draw:text-style-name="P3" draw:layer="layout" draw:type="line" svg:x1="7.554cm" svg:y1="3.379cm" svg:x2="9.641cm" svg:y2="5.04cm" draw:start-shape="id5" draw:start-glue-point="9" draw:end-shape="id6" draw:end-glue-point="5" svg:d="M7554 3379l2087 1661" svg:viewBox="0 0 2088 1662">
          <text:p/>
        </draw:connector>
        <draw:connector draw:style-name="gr3" draw:text-style-name="P3" draw:layer="layout" draw:type="line" svg:x1="7.68cm" svg:y1="5.347cm" svg:x2="9.515cm" svg:y2="5.346cm" draw:start-shape="id7" draw:start-glue-point="10" draw:end-shape="id6" draw:end-glue-point="6" svg:d="M7680 5347l1835-1" svg:viewBox="0 0 1836 2">
          <text:p/>
        </draw:connector>
        <draw:connector draw:style-name="gr3" draw:text-style-name="P3" draw:layer="layout" draw:type="line" svg:x1="7.554cm" svg:y1="7.267cm" svg:x2="9.641cm" svg:y2="5.652cm" draw:start-shape="id8" draw:start-glue-point="11" draw:end-shape="id6" draw:end-glue-point="7" svg:d="M7554 7267l2087-1615" svg:viewBox="0 0 2088 1616">
          <text:p/>
        </draw:connector>
        <draw:connector draw:style-name="gr3" draw:text-style-name="P3" draw:layer="layout" draw:type="line" svg:x1="7.248cm" svg:y1="4.915cm" svg:x2="7.248cm" svg:y2="3.505cm" draw:start-shape="id7" draw:start-glue-point="4" draw:end-shape="id5" draw:end-glue-point="8" svg:d="M7248 4915v-1410" svg:viewBox="0 0 1 1411">
          <text:p/>
        </draw:connector>
        <draw:connector draw:style-name="gr3" draw:text-style-name="P3" draw:layer="layout" draw:type="line" svg:x1="4.447cm" svg:y1="4.914cm" svg:x2="4.447cm" svg:y2="3.504cm" draw:start-shape="id3" draw:start-glue-point="4" draw:end-shape="id2" draw:end-glue-point="8" svg:d="M4447 4914v-1410" svg:viewBox="0 0 1 1411">
          <text:p/>
        </draw:connector>
        <draw:connector draw:style-name="gr3" draw:text-style-name="P3" draw:layer="layout" draw:type="line" svg:x1="4.753cm" svg:y1="7.266cm" svg:x2="6.942cm" svg:y2="5.653cm" draw:start-shape="id4" draw:start-glue-point="11" draw:end-shape="id7" draw:end-glue-point="7" svg:d="M4753 7266l2189-1613" svg:viewBox="0 0 2190 1614">
          <text:p/>
        </draw:connector>
        <draw:connector draw:style-name="gr3" draw:text-style-name="P3" draw:layer="layout" draw:type="line" svg:x1="4.753cm" svg:y1="5.652cm" svg:x2="6.942cm" svg:y2="7.267cm" draw:start-shape="id3" draw:start-glue-point="9" draw:end-shape="id8" draw:end-glue-point="5" svg:d="M4753 5652l2189 1615" svg:viewBox="0 0 2190 1616">
          <text:p/>
        </draw:connector>
        <draw:connector draw:style-name="gr3" draw:text-style-name="P3" draw:layer="layout" draw:type="line" svg:x1="4.879cm" svg:y1="7.572cm" svg:x2="6.816cm" svg:y2="7.573cm" draw:start-shape="id4" draw:start-glue-point="10" draw:end-shape="id8" draw:end-glue-point="6" svg:d="M4879 7572l1937 1" svg:viewBox="0 0 1938 2">
          <text:p/>
        </draw:connector>
        <draw:connector draw:style-name="gr2" draw:text-style-name="P3" draw:layer="layout" draw:type="line" svg:x1="4.879cm" svg:y1="3.072cm" svg:x2="6.816cm" svg:y2="3.073cm" draw:start-shape="id2" draw:start-glue-point="10" draw:end-shape="id5" draw:end-glue-point="6" svg:d="M4879 3072l1937 1" svg:viewBox="0 0 1938 2">
          <text:p/>
        </draw:connector>
        <draw:frame draw:style-name="gr4" draw:text-style-name="P5" draw:layer="layout" svg:width="0.752cm" svg:height="0.747cm" svg:x="5.159cm" svg:y="2.525cm">
          <draw:text-box>
            <text:p text:style-name="P4"><text:span text:style-name="T4">4</text:span></text:p>
          </draw:text-box>
        </draw:frame>
        <draw:frame draw:style-name="gr5" draw:text-style-name="P7" draw:layer="layout" svg:width="0.752cm" svg:height="0.747cm" svg:x="4.76cm" svg:y="5.825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2.461cm" svg:y="3.725cm">
          <draw:text-box>
            <text:p text:style-name="P6"><text:span text:style-name="T5">3</text:span></text:p>
          </draw:text-box>
        </draw:frame>
        <draw:frame draw:style-name="gr5" draw:text-style-name="P7" draw:layer="layout" svg:width="0.752cm" svg:height="0.747cm" svg:x="2.661cm" svg:y="5.225cm">
          <draw:text-box>
            <text:p text:style-name="P6"><text:span text:style-name="T5">1</text:span></text:p>
          </draw:text-box>
        </draw:frame>
        <draw:frame draw:style-name="gr5" draw:text-style-name="P7" draw:layer="layout" svg:width="0.752cm" svg:height="0.747cm" svg:x="2.561cm" svg:y="6.225cm">
          <draw:text-box>
            <text:p text:style-name="P6"><text:span text:style-name="T5">3</text:span></text:p>
          </draw:text-box>
        </draw:frame>
        <draw:frame draw:style-name="gr5" draw:text-style-name="P5" draw:layer="layout" svg:width="0.752cm" svg:height="0.747cm" svg:x="8.059cm" svg:y="3.526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8.462cm" svg:y="6.125cm">
          <draw:text-box>
            <text:p text:style-name="P6"><text:span text:style-name="T5">1</text:span></text:p>
          </draw:text-box>
        </draw:frame>
        <draw:frame draw:style-name="gr5" draw:text-style-name="P5" draw:layer="layout" svg:width="0.752cm" svg:height="0.747cm" svg:x="5.159cm" svg:y="7.527cm">
          <draw:text-box>
            <text:p text:style-name="P4"><text:span text:style-name="T4">5</text:span></text:p>
          </draw:text-box>
        </draw:frame>
        <draw:frame draw:style-name="gr5" draw:text-style-name="P7" draw:layer="layout" svg:width="0.752cm" svg:height="0.747cm" svg:x="4.262cm" svg:y="3.942cm">
          <draw:text-box>
            <text:p text:style-name="P6"><text:span text:style-name="T5">5</text:span></text:p>
          </draw:text-box>
        </draw:frame>
        <draw:frame draw:style-name="gr5" draw:text-style-name="P5" draw:layer="layout" svg:width="0.752cm" svg:height="0.747cm" svg:x="6.659cm" svg:y="3.976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6.161cm" svg:y="5.825cm">
          <draw:text-box>
            <text:p text:style-name="P6"><text:span text:style-name="T5">2</text:span></text:p>
          </draw:text-box>
        </draw:frame>
        <draw:frame draw:style-name="gr5" draw:text-style-name="P5" draw:layer="layout" svg:width="0.752cm" svg:height="0.747cm" svg:x="7.859cm" svg:y="4.827cm">
          <draw:text-box>
            <text:p text:style-name="P4"><text:span text:style-name="T4">3</text:span></text:p>
          </draw:text-box>
        </draw:frame>
        <draw:custom-shape draw:style-name="gr1" draw:text-style-name="P2" xml:id="id9" draw:id="id9" draw:layer="layout" svg:width="0.864cm" svg:height="0.864cm" svg:x="11.215cm" svg:y="4.9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64cm" svg:height="0.864cm" svg:x="13.816cm" svg:y="4.915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6" draw:id="id16" draw:layer="layout" svg:width="0.864cm" svg:height="0.864cm" svg:x="13.816cm" svg:y="2.6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64cm" svg:height="0.864cm" svg:x="13.816cm" svg:y="7.1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64cm" svg:height="0.864cm" svg:x="16.617cm" svg:y="4.9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864cm" svg:height="0.864cm" svg:x="16.617cm" svg:y="2.6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864cm" svg:height="0.864cm" svg:x="16.617cm" svg:y="7.1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64cm" svg:height="0.864cm" svg:x="19.316cm" svg:y="4.9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79cm" svg:y1="5.346cm" svg:x2="13.816cm" svg:y2="5.347cm" draw:start-shape="id9" draw:start-glue-point="10" draw:end-shape="id10" draw:end-glue-point="6" svg:d="M12079 5346l1737 1" svg:viewBox="0 0 1738 2">
          <text:p/>
        </draw:connector>
        <draw:connector draw:style-name="gr3" draw:text-style-name="P3" draw:layer="layout" draw:type="line" svg:x1="11.953cm" svg:y1="5.652cm" svg:x2="13.942cm" svg:y2="7.267cm" draw:start-shape="id9" draw:start-glue-point="9" draw:end-shape="id11" draw:end-glue-point="5" svg:d="M11953 5652l1989 1615" svg:viewBox="0 0 1990 1616">
          <text:p/>
        </draw:connector>
        <draw:connector draw:style-name="gr3" draw:text-style-name="P3" draw:layer="layout" draw:type="line" svg:x1="17.481cm" svg:y1="5.348cm" svg:x2="19.316cm" svg:y2="5.347cm" draw:start-shape="id12" draw:start-glue-point="10" draw:end-shape="id13" draw:end-glue-point="6" svg:d="M17481 5348l1835-1" svg:viewBox="0 0 1836 2">
          <text:p/>
        </draw:connector>
        <draw:connector draw:style-name="gr3" draw:text-style-name="P3" draw:layer="layout" draw:type="line" svg:x1="17.355cm" svg:y1="7.268cm" svg:x2="19.442cm" svg:y2="5.653cm" draw:start-shape="id14" draw:start-glue-point="11" draw:end-shape="id13" draw:end-glue-point="7" svg:d="M17355 7268l2087-1615" svg:viewBox="0 0 2088 1616">
          <text:p/>
        </draw:connector>
        <draw:connector draw:style-name="gr3" draw:text-style-name="P3" draw:layer="layout" draw:type="line" svg:x1="17.049cm" svg:y1="4.916cm" svg:x2="17.049cm" svg:y2="3.506cm" draw:start-shape="id12" draw:start-glue-point="4" draw:end-shape="id15" draw:end-glue-point="8" svg:d="M17049 4916v-1410" svg:viewBox="0 0 1 1411">
          <text:p/>
        </draw:connector>
        <draw:connector draw:style-name="gr3" draw:text-style-name="P3" draw:layer="layout" draw:type="line" svg:x1="14.248cm" svg:y1="4.915cm" svg:x2="14.248cm" svg:y2="3.505cm" draw:start-shape="id10" draw:start-glue-point="4" draw:end-shape="id16" draw:end-glue-point="8" svg:d="M14248 4915v-1410" svg:viewBox="0 0 1 1411">
          <text:p/>
        </draw:connector>
        <draw:connector draw:style-name="gr3" draw:text-style-name="P3" draw:layer="layout" draw:type="line" svg:x1="14.554cm" svg:y1="7.267cm" svg:x2="16.743cm" svg:y2="5.654cm" draw:start-shape="id11" draw:start-glue-point="11" draw:end-shape="id12" draw:end-glue-point="7" svg:d="M14554 7267l2189-1613" svg:viewBox="0 0 2190 1614">
          <text:p/>
        </draw:connector>
        <draw:connector draw:style-name="gr3" draw:text-style-name="P3" draw:layer="layout" draw:type="line" svg:x1="14.554cm" svg:y1="5.653cm" svg:x2="16.743cm" svg:y2="7.268cm" draw:start-shape="id10" draw:start-glue-point="9" draw:end-shape="id14" draw:end-glue-point="5" svg:d="M14554 5653l2189 1615" svg:viewBox="0 0 2190 1616">
          <text:p/>
        </draw:connector>
        <draw:connector draw:style-name="gr3" draw:text-style-name="P3" draw:layer="layout" draw:type="line" svg:x1="14.68cm" svg:y1="7.573cm" svg:x2="16.617cm" svg:y2="7.574cm" draw:start-shape="id11" draw:start-glue-point="10" draw:end-shape="id14" draw:end-glue-point="6" svg:d="M14680 7573l1937 1" svg:viewBox="0 0 1938 2">
          <text:p/>
        </draw:connector>
        <draw:frame draw:style-name="gr4" draw:text-style-name="P5" draw:layer="layout" svg:width="1.192cm" svg:height="0.747cm" svg:x="14.96cm" svg:y="2.526cm">
          <draw:text-box>
            <text:p text:style-name="P4"><text:span text:style-name="T4">2/4</text:span></text:p>
          </draw:text-box>
        </draw:frame>
        <draw:frame draw:style-name="gr5" draw:text-style-name="P7" draw:layer="layout" svg:width="1.192cm" svg:height="0.747cm" svg:x="14.061cm" svg:y="5.826cm">
          <draw:text-box>
            <text:p text:style-name="P6"><text:span text:style-name="T5">0/2</text:span></text:p>
          </draw:text-box>
        </draw:frame>
        <draw:frame draw:style-name="gr5" draw:text-style-name="P7" draw:layer="layout" svg:width="1.192cm" svg:height="0.747cm" svg:x="11.862cm" svg:y="3.726cm">
          <draw:text-box>
            <text:p text:style-name="P6"><text:span text:style-name="T5">2/3</text:span></text:p>
          </draw:text-box>
        </draw:frame>
        <draw:frame draw:style-name="gr5" draw:text-style-name="P7" draw:layer="layout" svg:width="1.192cm" svg:height="0.747cm" svg:x="12.262cm" svg:y="5.226cm">
          <draw:text-box>
            <text:p text:style-name="P6"><text:span text:style-name="T5">0/1</text:span></text:p>
          </draw:text-box>
        </draw:frame>
        <draw:frame draw:style-name="gr5" draw:text-style-name="P7" draw:layer="layout" svg:width="1.192cm" svg:height="0.747cm" svg:x="11.862cm" svg:y="6.126cm">
          <draw:text-box>
            <text:p text:style-name="P6"><text:span text:style-name="T5">0/3</text:span></text:p>
          </draw:text-box>
        </draw:frame>
        <draw:frame draw:style-name="gr5" draw:text-style-name="P5" draw:layer="layout" svg:width="1.192cm" svg:height="0.747cm" svg:x="17.86cm" svg:y="3.527cm">
          <draw:text-box>
            <text:p text:style-name="P4"><text:span text:style-name="T4">2/2</text:span></text:p>
          </draw:text-box>
        </draw:frame>
        <draw:frame draw:style-name="gr5" draw:text-style-name="P7" draw:layer="layout" svg:width="1.192cm" svg:height="0.747cm" svg:x="18.263cm" svg:y="6.126cm">
          <draw:text-box>
            <text:p text:style-name="P6"><text:span text:style-name="T5">0/1</text:span></text:p>
          </draw:text-box>
        </draw:frame>
        <draw:frame draw:style-name="gr5" draw:text-style-name="P5" draw:layer="layout" svg:width="1.192cm" svg:height="0.747cm" svg:x="14.96cm" svg:y="7.528cm">
          <draw:text-box>
            <text:p text:style-name="P4"><text:span text:style-name="T4">0/5</text:span></text:p>
          </draw:text-box>
        </draw:frame>
        <draw:frame draw:style-name="gr5" draw:text-style-name="P7" draw:layer="layout" svg:width="1.192cm" svg:height="0.747cm" svg:x="14.063cm" svg:y="3.943cm">
          <draw:text-box>
            <text:p text:style-name="P6"><text:span text:style-name="T5">0/5</text:span></text:p>
          </draw:text-box>
        </draw:frame>
        <draw:frame draw:style-name="gr5" draw:text-style-name="P5" draw:layer="layout" svg:width="1.192cm" svg:height="0.747cm" svg:x="16.06cm" svg:y="3.977cm">
          <draw:text-box>
            <text:p text:style-name="P4"><text:span text:style-name="T4">0/2</text:span></text:p>
          </draw:text-box>
        </draw:frame>
        <draw:frame draw:style-name="gr5" draw:text-style-name="P7" draw:layer="layout" svg:width="1.192cm" svg:height="0.747cm" svg:x="15.962cm" svg:y="5.826cm">
          <draw:text-box>
            <text:p text:style-name="P6"><text:span text:style-name="T5">0/2</text:span></text:p>
          </draw:text-box>
        </draw:frame>
        <draw:frame draw:style-name="gr5" draw:text-style-name="P5" draw:layer="layout" svg:width="1.192cm" svg:height="0.747cm" svg:x="17.66cm" svg:y="4.828cm">
          <draw:text-box>
            <text:p text:style-name="P4"><text:span text:style-name="T4">0/3</text:span></text:p>
          </draw:text-box>
        </draw:frame>
        <draw:custom-shape draw:style-name="gr1" draw:text-style-name="P2" xml:id="id17" draw:id="id17" draw:layer="layout" svg:width="0.864cm" svg:height="0.864cm" svg:x="1.415cm" svg:y="11.6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64cm" svg:height="0.864cm" svg:x="4.016cm" svg:y="11.615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4" draw:id="id24" draw:layer="layout" svg:width="0.864cm" svg:height="0.864cm" svg:x="4.016cm" svg:y="9.3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864cm" svg:height="0.864cm" svg:x="4.016cm" svg:y="13.8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864cm" svg:height="0.864cm" svg:x="6.817cm" svg:y="11.6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864cm" svg:height="0.864cm" svg:x="6.817cm" svg:y="9.3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864cm" svg:height="0.864cm" svg:x="6.817cm" svg:y="13.8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864cm" svg:height="0.864cm" svg:x="9.516cm" svg:y="11.6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279cm" svg:y1="12.046cm" svg:x2="4.016cm" svg:y2="12.047cm" draw:start-shape="id17" draw:start-glue-point="10" draw:end-shape="id18" draw:end-glue-point="6" svg:d="M2279 12046l1737 1" svg:viewBox="0 0 1738 2">
          <text:p/>
        </draw:connector>
        <draw:connector draw:style-name="gr3" draw:text-style-name="P3" draw:layer="layout" draw:type="line" svg:x1="2.153cm" svg:y1="12.352cm" svg:x2="4.142cm" svg:y2="13.967cm" draw:start-shape="id17" draw:start-glue-point="9" draw:end-shape="id19" draw:end-glue-point="5" svg:d="M2153 12352l1989 1615" svg:viewBox="0 0 1990 1616">
          <text:p/>
        </draw:connector>
        <draw:connector draw:style-name="gr3" draw:text-style-name="P3" draw:layer="layout" draw:type="line" svg:x1="7.681cm" svg:y1="12.048cm" svg:x2="9.516cm" svg:y2="12.047cm" draw:start-shape="id20" draw:start-glue-point="10" draw:end-shape="id21" draw:end-glue-point="6" svg:d="M7681 12048l1835-1" svg:viewBox="0 0 1836 2">
          <text:p/>
        </draw:connector>
        <draw:connector draw:style-name="gr6" draw:text-style-name="P3" draw:layer="layout" draw:type="line" svg:x1="7.555cm" svg:y1="13.968cm" svg:x2="9.642cm" svg:y2="12.353cm" draw:start-shape="id22" draw:start-glue-point="11" draw:end-shape="id21" draw:end-glue-point="7" svg:d="M7555 13968l2087-1615" svg:viewBox="0 0 2088 1616">
          <text:p/>
        </draw:connector>
        <draw:connector draw:style-name="gr3" draw:text-style-name="P3" draw:layer="layout" draw:type="line" svg:x1="7.249cm" svg:y1="11.616cm" svg:x2="7.249cm" svg:y2="10.206cm" draw:start-shape="id20" draw:start-glue-point="4" draw:end-shape="id23" draw:end-glue-point="8" svg:d="M7249 11616v-1410" svg:viewBox="0 0 1 1411">
          <text:p/>
        </draw:connector>
        <draw:connector draw:style-name="gr3" draw:text-style-name="P3" draw:layer="layout" draw:type="line" svg:x1="4.448cm" svg:y1="11.615cm" svg:x2="4.448cm" svg:y2="10.205cm" draw:start-shape="id18" draw:start-glue-point="4" draw:end-shape="id24" draw:end-glue-point="8" svg:d="M4448 11615v-1410" svg:viewBox="0 0 1 1411">
          <text:p/>
        </draw:connector>
        <draw:connector draw:style-name="gr3" draw:text-style-name="P3" draw:layer="layout" draw:type="line" svg:x1="4.754cm" svg:y1="13.967cm" svg:x2="6.943cm" svg:y2="12.354cm" draw:start-shape="id19" draw:start-glue-point="11" draw:end-shape="id20" draw:end-glue-point="7" svg:d="M4754 13967l2189-1613" svg:viewBox="0 0 2190 1614">
          <text:p/>
        </draw:connector>
        <draw:connector draw:style-name="gr6" draw:text-style-name="P3" draw:layer="layout" draw:type="line" svg:x1="4.754cm" svg:y1="12.353cm" svg:x2="6.943cm" svg:y2="13.968cm" draw:start-shape="id18" draw:start-glue-point="9" draw:end-shape="id22" draw:end-glue-point="5" svg:d="M4754 12353l2189 1615" svg:viewBox="0 0 2190 1616">
          <text:p/>
        </draw:connector>
        <draw:connector draw:style-name="gr3" draw:text-style-name="P3" draw:layer="layout" draw:type="line" svg:x1="4.88cm" svg:y1="14.273cm" svg:x2="6.817cm" svg:y2="14.274cm" draw:start-shape="id19" draw:start-glue-point="10" draw:end-shape="id22" draw:end-glue-point="6" svg:d="M4880 14273l1937 1" svg:viewBox="0 0 1938 2">
          <text:p/>
        </draw:connector>
        <draw:frame draw:style-name="gr5" draw:text-style-name="P7" draw:layer="layout" svg:width="0.752cm" svg:height="0.747cm" svg:x="4.561cm" svg:y="12.526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2.807cm" svg:y="10.732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2.462cm" svg:y="11.926cm">
          <draw:text-box>
            <text:p text:style-name="P6"><text:span text:style-name="T5">1</text:span></text:p>
          </draw:text-box>
        </draw:frame>
        <draw:frame draw:style-name="gr5" draw:text-style-name="P7" draw:layer="layout" svg:width="0.752cm" svg:height="0.747cm" svg:x="2.462cm" svg:y="12.926cm">
          <draw:text-box>
            <text:p text:style-name="P6"><text:span text:style-name="T5">3</text:span></text:p>
          </draw:text-box>
        </draw:frame>
        <draw:frame draw:style-name="gr5" draw:text-style-name="P5" draw:layer="layout" svg:width="0.752cm" svg:height="0.747cm" svg:x="7.96cm" svg:y="10.627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8.163cm" svg:y="13.126cm">
          <draw:text-box>
            <text:p text:style-name="P6"><text:span text:style-name="T5">1</text:span></text:p>
          </draw:text-box>
        </draw:frame>
        <draw:frame draw:style-name="gr5" draw:text-style-name="P5" draw:layer="layout" svg:width="0.752cm" svg:height="0.747cm" svg:x="5.16cm" svg:y="14.228cm">
          <draw:text-box>
            <text:p text:style-name="P4"><text:span text:style-name="T4">5</text:span></text:p>
          </draw:text-box>
        </draw:frame>
        <draw:frame draw:style-name="gr5" draw:text-style-name="P7" draw:layer="layout" svg:width="0.752cm" svg:height="0.747cm" svg:x="4.263cm" svg:y="10.643cm">
          <draw:text-box>
            <text:p text:style-name="P6"><text:span text:style-name="T5">5</text:span></text:p>
          </draw:text-box>
        </draw:frame>
        <draw:frame draw:style-name="gr5" draw:text-style-name="P5" draw:layer="layout" svg:width="0.752cm" svg:height="0.747cm" svg:x="6.66cm" svg:y="10.677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6.062cm" svg:y="12.626cm">
          <draw:text-box>
            <text:p text:style-name="P6"><text:span text:style-name="T5">2</text:span></text:p>
          </draw:text-box>
        </draw:frame>
        <draw:frame draw:style-name="gr5" draw:text-style-name="P5" draw:layer="layout" svg:width="0.752cm" svg:height="0.747cm" svg:x="7.86cm" svg:y="11.528cm">
          <draw:text-box>
            <text:p text:style-name="P4"><text:span text:style-name="T4">3</text:span></text:p>
          </draw:text-box>
        </draw:frame>
        <draw:connector draw:style-name="gr7" draw:text-style-name="P3" draw:layer="layout" draw:type="line" svg:x1="9.642cm" svg:y1="11.741cm" svg:x2="7.555cm" svg:y2="10.08cm" draw:start-shape="id21" draw:start-glue-point="5" draw:end-shape="id23" draw:end-glue-point="9" svg:d="M9642 11741l-2087-1661" svg:viewBox="0 0 2088 1662">
          <text:p/>
        </draw:connector>
        <draw:connector draw:style-name="gr3" draw:text-style-name="P3" draw:layer="layout" draw:type="line" svg:x1="2.153cm" svg:y1="11.74cm" svg:x2="4.142cm" svg:y2="10.079cm" draw:start-shape="id17" draw:start-glue-point="11" draw:end-shape="id24" draw:end-glue-point="7" svg:d="M2153 11740l1989-1661" svg:viewBox="0 0 1990 1662">
          <text:p/>
        </draw:connector>
        <draw:connector draw:style-name="gr7" draw:text-style-name="P3" draw:layer="layout" draw:type="line" svg:x1="4.016cm" svg:y1="9.773cm" svg:x2="1.847cm" svg:y2="11.614cm" draw:start-shape="id24" draw:start-glue-point="6" draw:end-shape="id17" draw:end-glue-point="4" svg:d="M4016 9773l-2169 1841" svg:viewBox="0 0 2170 1842">
          <text:p/>
        </draw:connector>
        <draw:frame draw:style-name="gr5" draw:text-style-name="P7" draw:layer="layout" svg:width="0.752cm" svg:height="0.747cm" svg:x="2.407cm" svg:y="10.233cm">
          <draw:text-box>
            <text:p text:style-name="P6"><text:span text:style-name="T5">1</text:span></text:p>
          </draw:text-box>
        </draw:frame>
        <draw:connector draw:style-name="gr3" draw:text-style-name="P3" draw:layer="layout" draw:type="line" svg:x1="4.88cm" svg:y1="9.773cm" svg:x2="6.817cm" svg:y2="9.774cm" draw:start-shape="id24" draw:start-glue-point="10" draw:end-shape="id23" draw:end-glue-point="6" svg:d="M4880 9773l1937 1" svg:viewBox="0 0 1938 2">
          <text:p/>
        </draw:connector>
        <draw:connector draw:style-name="gr7" draw:text-style-name="P3" draw:layer="layout" draw:type="line" svg:x1="6.943cm" svg:y1="9.468cm" svg:x2="4.754cm" svg:y2="9.467cm" draw:start-shape="id23" draw:start-glue-point="5" draw:end-shape="id24" draw:end-glue-point="11" svg:d="M6943 9468l-2189-1" svg:viewBox="0 0 2190 2">
          <text:p/>
        </draw:connector>
        <draw:frame draw:style-name="gr5" draw:text-style-name="P7" draw:layer="layout" svg:width="0.752cm" svg:height="0.747cm" svg:x="5.507cm" svg:y="9.633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5.407cm" svg:y="8.933cm">
          <draw:text-box>
            <text:p text:style-name="P6"><text:span text:style-name="T5">2</text:span></text:p>
          </draw:text-box>
        </draw:frame>
        <draw:connector draw:style-name="gr3" draw:text-style-name="P3" draw:layer="layout" draw:type="line" svg:x1="11.953cm" svg:y1="5.04cm" svg:x2="13.942cm" svg:y2="3.379cm" draw:start-shape="id9" draw:start-glue-point="11" draw:end-shape="id16" draw:end-glue-point="7" svg:d="M11953 5040l1989-1661" svg:viewBox="0 0 1990 1662">
          <text:p/>
        </draw:connector>
        <draw:connector draw:style-name="gr3" draw:text-style-name="P3" draw:layer="layout" draw:type="line" svg:x1="14.68cm" svg:y1="3.073cm" svg:x2="16.617cm" svg:y2="3.074cm" draw:start-shape="id16" draw:start-glue-point="10" draw:end-shape="id15" draw:end-glue-point="6" svg:d="M14680 3073l1937 1" svg:viewBox="0 0 1938 2">
          <text:p/>
        </draw:connector>
        <draw:connector draw:style-name="gr3" draw:text-style-name="P3" draw:layer="layout" draw:type="line" svg:x1="17.355cm" svg:y1="3.38cm" svg:x2="19.442cm" svg:y2="5.041cm" draw:start-shape="id15" draw:start-glue-point="9" draw:end-shape="id13" draw:end-glue-point="5" svg:d="M17355 3380l2087 1661" svg:viewBox="0 0 2088 1662">
          <text:p/>
        </draw:connector>
        <draw:custom-shape draw:style-name="gr1" draw:text-style-name="P2" xml:id="id25" draw:id="id25" draw:layer="layout" svg:width="0.864cm" svg:height="0.864cm" svg:x="11.216cm" svg:y="11.61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864cm" svg:height="0.864cm" svg:x="13.817cm" svg:y="11.616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2" draw:id="id32" draw:layer="layout" svg:width="0.864cm" svg:height="0.864cm" svg:x="13.817cm" svg:y="9.342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864cm" svg:height="0.864cm" svg:x="13.817cm" svg:y="13.842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864cm" svg:height="0.864cm" svg:x="16.618cm" svg:y="11.617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864cm" svg:height="0.864cm" svg:x="16.618cm" svg:y="9.343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864cm" svg:height="0.864cm" svg:x="16.618cm" svg:y="13.843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864cm" svg:height="0.864cm" svg:x="19.317cm" svg:y="11.616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8cm" svg:y1="12.047cm" svg:x2="13.817cm" svg:y2="12.048cm" draw:start-shape="id25" draw:start-glue-point="10" draw:end-shape="id26" draw:end-glue-point="6" svg:d="M12080 12047l1737 1" svg:viewBox="0 0 1738 2">
          <text:p/>
        </draw:connector>
        <draw:connector draw:style-name="gr3" draw:text-style-name="P3" draw:layer="layout" draw:type="line" svg:x1="11.954cm" svg:y1="12.353cm" svg:x2="13.943cm" svg:y2="13.968cm" draw:start-shape="id25" draw:start-glue-point="9" draw:end-shape="id27" draw:end-glue-point="5" svg:d="M11954 12353l1989 1615" svg:viewBox="0 0 1990 1616">
          <text:p/>
        </draw:connector>
        <draw:connector draw:style-name="gr3" draw:text-style-name="P3" draw:layer="layout" draw:type="line" svg:x1="17.482cm" svg:y1="12.049cm" svg:x2="19.317cm" svg:y2="12.048cm" draw:start-shape="id28" draw:start-glue-point="10" draw:end-shape="id29" draw:end-glue-point="6" svg:d="M17482 12049l1835-1" svg:viewBox="0 0 1836 2">
          <text:p/>
        </draw:connector>
        <draw:connector draw:style-name="gr3" draw:text-style-name="P3" draw:layer="layout" draw:type="line" svg:x1="17.356cm" svg:y1="13.969cm" svg:x2="19.443cm" svg:y2="12.354cm" draw:start-shape="id30" draw:start-glue-point="11" draw:end-shape="id29" draw:end-glue-point="7" svg:d="M17356 13969l2087-1615" svg:viewBox="0 0 2088 1616">
          <text:p/>
        </draw:connector>
        <draw:connector draw:style-name="gr3" draw:text-style-name="P3" draw:layer="layout" draw:type="line" svg:x1="17.05cm" svg:y1="11.617cm" svg:x2="17.05cm" svg:y2="10.207cm" draw:start-shape="id28" draw:start-glue-point="4" draw:end-shape="id31" draw:end-glue-point="8" svg:d="M17050 11617v-1410" svg:viewBox="0 0 1 1411">
          <text:p/>
        </draw:connector>
        <draw:connector draw:style-name="gr3" draw:text-style-name="P3" draw:layer="layout" draw:type="line" svg:x1="14.249cm" svg:y1="11.616cm" svg:x2="14.249cm" svg:y2="10.206cm" draw:start-shape="id26" draw:start-glue-point="4" draw:end-shape="id32" draw:end-glue-point="8" svg:d="M14249 11616v-1410" svg:viewBox="0 0 1 1411">
          <text:p/>
        </draw:connector>
        <draw:connector draw:style-name="gr3" draw:text-style-name="P3" draw:layer="layout" draw:type="line" svg:x1="14.555cm" svg:y1="13.968cm" svg:x2="16.744cm" svg:y2="12.355cm" draw:start-shape="id27" draw:start-glue-point="11" draw:end-shape="id28" draw:end-glue-point="7" svg:d="M14555 13968l2189-1613" svg:viewBox="0 0 2190 1614">
          <text:p/>
        </draw:connector>
        <draw:connector draw:style-name="gr3" draw:text-style-name="P3" draw:layer="layout" draw:type="line" svg:x1="14.555cm" svg:y1="12.354cm" svg:x2="16.744cm" svg:y2="13.969cm" draw:start-shape="id26" draw:start-glue-point="9" draw:end-shape="id30" draw:end-glue-point="5" svg:d="M14555 12354l2189 1615" svg:viewBox="0 0 2190 1616">
          <text:p/>
        </draw:connector>
        <draw:connector draw:style-name="gr3" draw:text-style-name="P3" draw:layer="layout" draw:type="line" svg:x1="14.681cm" svg:y1="14.274cm" svg:x2="16.618cm" svg:y2="14.275cm" draw:start-shape="id27" draw:start-glue-point="10" draw:end-shape="id30" draw:end-glue-point="6" svg:d="M14681 14274l1937 1" svg:viewBox="0 0 1938 2">
          <text:p/>
        </draw:connector>
        <draw:frame draw:style-name="gr4" draw:text-style-name="P5" draw:layer="layout" svg:width="1.192cm" svg:height="0.747cm" svg:x="14.961cm" svg:y="9.227cm">
          <draw:text-box>
            <text:p text:style-name="P4"><text:span text:style-name="T4">2/4</text:span></text:p>
          </draw:text-box>
        </draw:frame>
        <draw:frame draw:style-name="gr5" draw:text-style-name="P7" draw:layer="layout" svg:width="1.192cm" svg:height="0.747cm" svg:x="14.062cm" svg:y="12.527cm">
          <draw:text-box>
            <text:p text:style-name="P6"><text:span text:style-name="T5">1/2</text:span></text:p>
          </draw:text-box>
        </draw:frame>
        <draw:frame draw:style-name="gr5" draw:text-style-name="P7" draw:layer="layout" svg:width="1.192cm" svg:height="0.747cm" svg:x="11.863cm" svg:y="10.427cm">
          <draw:text-box>
            <text:p text:style-name="P6"><text:span text:style-name="T5">2/3</text:span></text:p>
          </draw:text-box>
        </draw:frame>
        <draw:frame draw:style-name="gr5" draw:text-style-name="P7" draw:layer="layout" svg:width="1.192cm" svg:height="0.747cm" svg:x="12.263cm" svg:y="11.927cm">
          <draw:text-box>
            <text:p text:style-name="P6"><text:span text:style-name="T5">1/1</text:span></text:p>
          </draw:text-box>
        </draw:frame>
        <draw:frame draw:style-name="gr5" draw:text-style-name="P7" draw:layer="layout" svg:width="1.192cm" svg:height="0.747cm" svg:x="11.863cm" svg:y="12.827cm">
          <draw:text-box>
            <text:p text:style-name="P6"><text:span text:style-name="T5">0/3</text:span></text:p>
          </draw:text-box>
        </draw:frame>
        <draw:frame draw:style-name="gr5" draw:text-style-name="P5" draw:layer="layout" svg:width="1.192cm" svg:height="0.747cm" svg:x="17.861cm" svg:y="10.228cm">
          <draw:text-box>
            <text:p text:style-name="P4"><text:span text:style-name="T4">2/2</text:span></text:p>
          </draw:text-box>
        </draw:frame>
        <draw:frame draw:style-name="gr5" draw:text-style-name="P7" draw:layer="layout" svg:width="1.192cm" svg:height="0.747cm" svg:x="18.264cm" svg:y="12.827cm">
          <draw:text-box>
            <text:p text:style-name="P6"><text:span text:style-name="T5">1/1</text:span></text:p>
          </draw:text-box>
        </draw:frame>
        <draw:frame draw:style-name="gr5" draw:text-style-name="P5" draw:layer="layout" svg:width="1.192cm" svg:height="0.747cm" svg:x="14.961cm" svg:y="14.229cm">
          <draw:text-box>
            <text:p text:style-name="P4"><text:span text:style-name="T4">0/5</text:span></text:p>
          </draw:text-box>
        </draw:frame>
        <draw:frame draw:style-name="gr5" draw:text-style-name="P7" draw:layer="layout" svg:width="1.192cm" svg:height="0.747cm" svg:x="14.064cm" svg:y="10.644cm">
          <draw:text-box>
            <text:p text:style-name="P6"><text:span text:style-name="T5">0/5</text:span></text:p>
          </draw:text-box>
        </draw:frame>
        <draw:frame draw:style-name="gr5" draw:text-style-name="P5" draw:layer="layout" svg:width="1.192cm" svg:height="0.747cm" svg:x="16.061cm" svg:y="10.678cm">
          <draw:text-box>
            <text:p text:style-name="P4"><text:span text:style-name="T4">0/2</text:span></text:p>
          </draw:text-box>
        </draw:frame>
        <draw:frame draw:style-name="gr5" draw:text-style-name="P7" draw:layer="layout" svg:width="1.192cm" svg:height="0.747cm" svg:x="15.963cm" svg:y="12.527cm">
          <draw:text-box>
            <text:p text:style-name="P6"><text:span text:style-name="T5">0/2</text:span></text:p>
          </draw:text-box>
        </draw:frame>
        <draw:frame draw:style-name="gr5" draw:text-style-name="P5" draw:layer="layout" svg:width="1.192cm" svg:height="0.747cm" svg:x="17.661cm" svg:y="11.529cm">
          <draw:text-box>
            <text:p text:style-name="P4"><text:span text:style-name="T4">0/3</text:span></text:p>
          </draw:text-box>
        </draw:frame>
        <draw:connector draw:style-name="gr3" draw:text-style-name="P3" draw:layer="layout" draw:type="line" svg:x1="11.954cm" svg:y1="11.741cm" svg:x2="13.943cm" svg:y2="10.08cm" draw:start-shape="id25" draw:start-glue-point="11" draw:end-shape="id32" draw:end-glue-point="7" svg:d="M11954 11741l1989-1661" svg:viewBox="0 0 1990 1662">
          <text:p/>
        </draw:connector>
        <draw:connector draw:style-name="gr3" draw:text-style-name="P3" draw:layer="layout" draw:type="line" svg:x1="14.681cm" svg:y1="9.774cm" svg:x2="16.618cm" svg:y2="9.775cm" draw:start-shape="id32" draw:start-glue-point="10" draw:end-shape="id31" draw:end-glue-point="6" svg:d="M14681 9774l1937 1" svg:viewBox="0 0 1938 2">
          <text:p/>
        </draw:connector>
        <draw:connector draw:style-name="gr3" draw:text-style-name="P3" draw:layer="layout" draw:type="line" svg:x1="17.356cm" svg:y1="10.081cm" svg:x2="19.443cm" svg:y2="11.742cm" draw:start-shape="id31" draw:start-glue-point="9" draw:end-shape="id29" draw:end-glue-point="5" svg:d="M17356 10081l2087 1661" svg:viewBox="0 0 2088 1662">
          <text:p/>
        </draw:connector>
        <draw:custom-shape draw:style-name="gr1" draw:text-style-name="P2" xml:id="id33" draw:id="id33" draw:layer="layout" svg:width="0.864cm" svg:height="0.864cm" svg:x="1.416cm" svg:y="18.5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864cm" svg:height="0.864cm" svg:x="4.017cm" svg:y="18.515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9" draw:id="id39" draw:layer="layout" svg:width="0.864cm" svg:height="0.864cm" svg:x="4.017cm" svg:y="16.2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864cm" svg:height="0.864cm" svg:x="4.017cm" svg:y="20.7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864cm" svg:height="0.864cm" svg:x="6.818cm" svg:y="18.5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864cm" svg:height="0.864cm" svg:x="6.818cm" svg:y="16.2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864cm" svg:height="0.864cm" svg:x="6.818cm" svg:y="20.7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864cm" svg:height="0.864cm" svg:x="9.517cm" svg:y="18.5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154cm" svg:y1="19.252cm" svg:x2="4.143cm" svg:y2="20.867cm" draw:start-shape="id33" draw:start-glue-point="9" draw:end-shape="id34" draw:end-glue-point="5" svg:d="M2154 19252l1989 1615" svg:viewBox="0 0 1990 1616">
          <text:p/>
        </draw:connector>
        <draw:connector draw:style-name="gr6" draw:text-style-name="P3" draw:layer="layout" draw:type="line" svg:x1="7.682cm" svg:y1="18.948cm" svg:x2="9.517cm" svg:y2="18.947cm" draw:start-shape="id35" draw:start-glue-point="10" draw:end-shape="id36" draw:end-glue-point="6" svg:d="M7682 18948l1835-1" svg:viewBox="0 0 1836 2">
          <text:p/>
        </draw:connector>
        <draw:connector draw:style-name="gr3" draw:text-style-name="P3" draw:layer="layout" draw:type="line" svg:x1="7.25cm" svg:y1="18.516cm" svg:x2="7.25cm" svg:y2="17.106cm" draw:start-shape="id35" draw:start-glue-point="4" draw:end-shape="id37" draw:end-glue-point="8" svg:d="M7250 18516v-1410" svg:viewBox="0 0 1 1411">
          <text:p/>
        </draw:connector>
        <draw:connector draw:style-name="gr3" draw:text-style-name="P3" draw:layer="layout" draw:type="line" svg:x1="4.449cm" svg:y1="18.515cm" svg:x2="4.449cm" svg:y2="17.105cm" draw:start-shape="id38" draw:start-glue-point="4" draw:end-shape="id39" draw:end-glue-point="8" svg:d="M4449 18515v-1410" svg:viewBox="0 0 1 1411">
          <text:p/>
        </draw:connector>
        <draw:connector draw:style-name="gr6" draw:text-style-name="P3" draw:layer="layout" draw:type="line" svg:x1="4.755cm" svg:y1="20.867cm" svg:x2="6.944cm" svg:y2="19.254cm" draw:start-shape="id34" draw:start-glue-point="11" draw:end-shape="id35" draw:end-glue-point="7" svg:d="M4755 20867l2189-1613" svg:viewBox="0 0 2190 1614">
          <text:p/>
        </draw:connector>
        <draw:connector draw:style-name="gr3" draw:text-style-name="P3" draw:layer="layout" draw:type="line" svg:x1="4.881cm" svg:y1="21.173cm" svg:x2="6.818cm" svg:y2="21.174cm" draw:start-shape="id34" draw:start-glue-point="10" draw:end-shape="id40" draw:end-glue-point="6" svg:d="M4881 21173l1937 1" svg:viewBox="0 0 1938 2">
          <text:p/>
        </draw:connector>
        <draw:frame draw:style-name="gr5" draw:text-style-name="P7" draw:layer="layout" svg:width="0.752cm" svg:height="0.747cm" svg:x="4.562cm" svg:y="19.426cm">
          <draw:text-box>
            <text:p text:style-name="P6"><text:span text:style-name="T5">1</text:span></text:p>
          </draw:text-box>
        </draw:frame>
        <draw:frame draw:style-name="gr5" draw:text-style-name="P7" draw:layer="layout" svg:width="0.752cm" svg:height="0.747cm" svg:x="2.808cm" svg:y="17.632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2.463cm" svg:y="18.826cm">
          <draw:text-box>
            <text:p text:style-name="P6"><text:span text:style-name="T5">1</text:span></text:p>
          </draw:text-box>
        </draw:frame>
        <draw:frame draw:style-name="gr5" draw:text-style-name="P7" draw:layer="layout" svg:width="0.752cm" svg:height="0.747cm" svg:x="2.463cm" svg:y="19.826cm">
          <draw:text-box>
            <text:p text:style-name="P6"><text:span text:style-name="T5">3</text:span></text:p>
          </draw:text-box>
        </draw:frame>
        <draw:frame draw:style-name="gr5" draw:text-style-name="P5" draw:layer="layout" svg:width="0.752cm" svg:height="0.747cm" svg:x="7.961cm" svg:y="17.527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8.164cm" svg:y="20.026cm">
          <draw:text-box>
            <text:p text:style-name="P6"><text:span text:style-name="T5">1</text:span></text:p>
          </draw:text-box>
        </draw:frame>
        <draw:frame draw:style-name="gr5" draw:text-style-name="P5" draw:layer="layout" svg:width="0.752cm" svg:height="0.747cm" svg:x="5.161cm" svg:y="21.128cm">
          <draw:text-box>
            <text:p text:style-name="P4"><text:span text:style-name="T4">5</text:span></text:p>
          </draw:text-box>
        </draw:frame>
        <draw:frame draw:style-name="gr5" draw:text-style-name="P7" draw:layer="layout" svg:width="0.752cm" svg:height="0.747cm" svg:x="4.264cm" svg:y="17.543cm">
          <draw:text-box>
            <text:p text:style-name="P6"><text:span text:style-name="T5">5</text:span></text:p>
          </draw:text-box>
        </draw:frame>
        <draw:frame draw:style-name="gr5" draw:text-style-name="P5" draw:layer="layout" svg:width="0.752cm" svg:height="0.747cm" svg:x="6.661cm" svg:y="17.577cm">
          <draw:text-box>
            <text:p text:style-name="P4"><text:span text:style-name="T4">2</text:span></text:p>
          </draw:text-box>
        </draw:frame>
        <draw:frame draw:style-name="gr5" draw:text-style-name="P7" draw:layer="layout" svg:width="0.752cm" svg:height="0.747cm" svg:x="6.063cm" svg:y="19.526cm">
          <draw:text-box>
            <text:p text:style-name="P6"><text:span text:style-name="T5">2</text:span></text:p>
          </draw:text-box>
        </draw:frame>
        <draw:frame draw:style-name="gr5" draw:text-style-name="P5" draw:layer="layout" svg:width="0.752cm" svg:height="0.747cm" svg:x="7.861cm" svg:y="18.428cm">
          <draw:text-box>
            <text:p text:style-name="P4"><text:span text:style-name="T4">3</text:span></text:p>
          </draw:text-box>
        </draw:frame>
        <draw:connector draw:style-name="gr7" draw:text-style-name="P3" draw:layer="layout" draw:type="line" svg:x1="9.643cm" svg:y1="18.641cm" svg:x2="7.556cm" svg:y2="16.98cm" draw:start-shape="id36" draw:start-glue-point="5" draw:end-shape="id37" draw:end-glue-point="9" svg:d="M9643 18641l-2087-1661" svg:viewBox="0 0 2088 1662">
          <text:p/>
        </draw:connector>
        <draw:connector draw:style-name="gr3" draw:text-style-name="P3" draw:layer="layout" draw:type="line" svg:x1="2.154cm" svg:y1="18.64cm" svg:x2="4.143cm" svg:y2="16.979cm" draw:start-shape="id33" draw:start-glue-point="11" draw:end-shape="id39" draw:end-glue-point="7" svg:d="M2154 18640l1989-1661" svg:viewBox="0 0 1990 1662">
          <text:p/>
        </draw:connector>
        <draw:connector draw:style-name="gr7" draw:text-style-name="P3" draw:layer="layout" draw:type="line" svg:x1="4.017cm" svg:y1="16.673cm" svg:x2="1.848cm" svg:y2="18.514cm" draw:start-shape="id39" draw:start-glue-point="6" draw:end-shape="id33" draw:end-glue-point="4" svg:d="M4017 16673l-2169 1841" svg:viewBox="0 0 2170 1842">
          <text:p/>
        </draw:connector>
        <draw:frame draw:style-name="gr5" draw:text-style-name="P7" draw:layer="layout" svg:width="0.752cm" svg:height="0.747cm" svg:x="2.408cm" svg:y="17.133cm">
          <draw:text-box>
            <text:p text:style-name="P6"><text:span text:style-name="T5">1</text:span></text:p>
          </draw:text-box>
        </draw:frame>
        <draw:connector draw:style-name="gr3" draw:text-style-name="P3" draw:layer="layout" draw:type="line" svg:x1="4.881cm" svg:y1="16.673cm" svg:x2="6.818cm" svg:y2="16.674cm" draw:start-shape="id39" draw:start-glue-point="10" draw:end-shape="id37" draw:end-glue-point="6" svg:d="M4881 16673l1937 1" svg:viewBox="0 0 1938 2">
          <text:p/>
        </draw:connector>
        <draw:connector draw:style-name="gr7" draw:text-style-name="P3" draw:layer="layout" draw:type="line" svg:x1="6.944cm" svg:y1="16.368cm" svg:x2="4.755cm" svg:y2="16.367cm" draw:start-shape="id37" draw:start-glue-point="5" draw:end-shape="id39" draw:end-glue-point="11" svg:d="M6944 16368l-2189-1" svg:viewBox="0 0 2190 2">
          <text:p/>
        </draw:connector>
        <draw:frame draw:style-name="gr5" draw:text-style-name="P7" draw:layer="layout" svg:width="0.752cm" svg:height="0.747cm" svg:x="5.508cm" svg:y="16.533cm">
          <draw:text-box>
            <text:p text:style-name="P6"><text:span text:style-name="T5">2</text:span></text:p>
          </draw:text-box>
        </draw:frame>
        <draw:frame draw:style-name="gr5" draw:text-style-name="P7" draw:layer="layout" svg:width="0.752cm" svg:height="0.747cm" svg:x="5.408cm" svg:y="15.833cm">
          <draw:text-box>
            <text:p text:style-name="P6"><text:span text:style-name="T5">2</text:span></text:p>
          </draw:text-box>
        </draw:frame>
        <draw:connector draw:style-name="gr7" draw:text-style-name="P3" draw:layer="layout" draw:type="line" svg:x1="4.017cm" svg:y1="18.947cm" svg:x2="2.28cm" svg:y2="18.946cm" draw:start-shape="id38" draw:start-glue-point="6" draw:end-shape="id33" draw:end-glue-point="10" svg:d="M4017 18947l-1737-1" svg:viewBox="0 0 1738 2">
          <text:p/>
        </draw:connector>
        <draw:connector draw:style-name="gr3" draw:text-style-name="P3" draw:layer="layout" draw:type="line" svg:x1="4.755cm" svg:y1="19.253cm" svg:x2="6.944cm" svg:y2="20.868cm" draw:start-shape="id38" draw:start-glue-point="9" draw:end-shape="id40" draw:end-glue-point="5" svg:d="M4755 19253l2189 1615" svg:viewBox="0 0 2190 1616">
          <text:p/>
        </draw:connector>
        <draw:connector draw:style-name="gr7" draw:text-style-name="P3" draw:layer="layout" draw:type="line" svg:x1="9.643cm" svg:y1="19.253cm" svg:x2="7.556cm" svg:y2="20.868cm" draw:start-shape="id36" draw:start-glue-point="7" draw:end-shape="id40" draw:end-glue-point="11" svg:d="M9643 19253l-2087 1615" svg:viewBox="0 0 2088 1616">
          <text:p/>
        </draw:connector>
        <draw:connector draw:style-name="gr7" draw:text-style-name="P3" draw:layer="layout" draw:type="line" svg:x1="7.25cm" svg:y1="20.742cm" svg:x2="4.881cm" svg:y2="18.947cm" draw:start-shape="id40" draw:start-glue-point="4" draw:end-shape="id38" draw:end-glue-point="10" svg:d="M7250 20742l-2369-1795" svg:viewBox="0 0 2370 1796">
          <text:p/>
        </draw:connector>
        <draw:frame draw:style-name="gr5" draw:text-style-name="P7" draw:layer="layout" svg:width="0.752cm" svg:height="0.747cm" svg:x="5.162cm" svg:y="18.827cm">
          <draw:text-box>
            <text:p text:style-name="P6"><text:span text:style-name="T5">1</text:span></text:p>
          </draw:text-box>
        </draw:frame>
        <draw:custom-shape draw:style-name="gr1" draw:text-style-name="P2" xml:id="id41" draw:id="id41" draw:layer="layout" svg:width="0.864cm" svg:height="0.864cm" svg:x="11.217cm" svg:y="18.51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864cm" svg:height="0.864cm" svg:x="13.818cm" svg:y="18.517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8" draw:id="id48" draw:layer="layout" svg:width="0.864cm" svg:height="0.864cm" svg:x="13.818cm" svg:y="16.243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864cm" svg:height="0.864cm" svg:x="13.818cm" svg:y="20.743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864cm" svg:height="0.864cm" svg:x="16.619cm" svg:y="18.518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864cm" svg:height="0.864cm" svg:x="16.619cm" svg:y="16.244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864cm" svg:height="0.864cm" svg:x="16.619cm" svg:y="20.744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864cm" svg:height="0.864cm" svg:x="19.318cm" svg:y="18.51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81cm" svg:y1="18.948cm" svg:x2="13.818cm" svg:y2="18.949cm" draw:start-shape="id41" draw:start-glue-point="10" draw:end-shape="id42" draw:end-glue-point="6" svg:d="M12081 18948l1737 1" svg:viewBox="0 0 1738 2">
          <text:p/>
        </draw:connector>
        <draw:connector draw:style-name="gr3" draw:text-style-name="P3" draw:layer="layout" draw:type="line" svg:x1="11.955cm" svg:y1="19.254cm" svg:x2="13.944cm" svg:y2="20.869cm" draw:start-shape="id41" draw:start-glue-point="9" draw:end-shape="id43" draw:end-glue-point="5" svg:d="M11955 19254l1989 1615" svg:viewBox="0 0 1990 1616">
          <text:p/>
        </draw:connector>
        <draw:connector draw:style-name="gr3" draw:text-style-name="P3" draw:layer="layout" draw:type="line" svg:x1="17.483cm" svg:y1="18.95cm" svg:x2="19.318cm" svg:y2="18.949cm" draw:start-shape="id44" draw:start-glue-point="10" draw:end-shape="id45" draw:end-glue-point="6" svg:d="M17483 18950l1835-1" svg:viewBox="0 0 1836 2">
          <text:p/>
        </draw:connector>
        <draw:connector draw:style-name="gr3" draw:text-style-name="P3" draw:layer="layout" draw:type="line" svg:x1="17.357cm" svg:y1="20.87cm" svg:x2="19.444cm" svg:y2="19.255cm" draw:start-shape="id46" draw:start-glue-point="11" draw:end-shape="id45" draw:end-glue-point="7" svg:d="M17357 20870l2087-1615" svg:viewBox="0 0 2088 1616">
          <text:p/>
        </draw:connector>
        <draw:connector draw:style-name="gr3" draw:text-style-name="P3" draw:layer="layout" draw:type="line" svg:x1="17.051cm" svg:y1="18.518cm" svg:x2="17.051cm" svg:y2="17.108cm" draw:start-shape="id44" draw:start-glue-point="4" draw:end-shape="id47" draw:end-glue-point="8" svg:d="M17051 18518v-1410" svg:viewBox="0 0 1 1411">
          <text:p/>
        </draw:connector>
        <draw:connector draw:style-name="gr3" draw:text-style-name="P3" draw:layer="layout" draw:type="line" svg:x1="14.25cm" svg:y1="18.517cm" svg:x2="14.25cm" svg:y2="17.107cm" draw:start-shape="id42" draw:start-glue-point="4" draw:end-shape="id48" draw:end-glue-point="8" svg:d="M14250 18517v-1410" svg:viewBox="0 0 1 1411">
          <text:p/>
        </draw:connector>
        <draw:connector draw:style-name="gr3" draw:text-style-name="P3" draw:layer="layout" draw:type="line" svg:x1="14.556cm" svg:y1="20.869cm" svg:x2="16.745cm" svg:y2="19.256cm" draw:start-shape="id43" draw:start-glue-point="11" draw:end-shape="id44" draw:end-glue-point="7" svg:d="M14556 20869l2189-1613" svg:viewBox="0 0 2190 1614">
          <text:p/>
        </draw:connector>
        <draw:connector draw:style-name="gr3" draw:text-style-name="P3" draw:layer="layout" draw:type="line" svg:x1="14.556cm" svg:y1="19.255cm" svg:x2="16.745cm" svg:y2="20.87cm" draw:start-shape="id42" draw:start-glue-point="9" draw:end-shape="id46" draw:end-glue-point="5" svg:d="M14556 19255l2189 1615" svg:viewBox="0 0 2190 1616">
          <text:p/>
        </draw:connector>
        <draw:connector draw:style-name="gr3" draw:text-style-name="P3" draw:layer="layout" draw:type="line" svg:x1="14.682cm" svg:y1="21.175cm" svg:x2="16.619cm" svg:y2="21.176cm" draw:start-shape="id43" draw:start-glue-point="10" draw:end-shape="id46" draw:end-glue-point="6" svg:d="M14682 21175l1937 1" svg:viewBox="0 0 1938 2">
          <text:p/>
        </draw:connector>
        <draw:frame draw:style-name="gr4" draw:text-style-name="P5" draw:layer="layout" svg:width="1.192cm" svg:height="0.747cm" svg:x="14.962cm" svg:y="16.128cm">
          <draw:text-box>
            <text:p text:style-name="P4"><text:span text:style-name="T4">2/4</text:span></text:p>
          </draw:text-box>
        </draw:frame>
        <draw:frame draw:style-name="gr5" draw:text-style-name="P7" draw:layer="layout" svg:width="1.192cm" svg:height="0.747cm" svg:x="14.063cm" svg:y="19.428cm">
          <draw:text-box>
            <text:p text:style-name="P6"><text:span text:style-name="T5">1/2</text:span></text:p>
          </draw:text-box>
        </draw:frame>
        <draw:frame draw:style-name="gr5" draw:text-style-name="P7" draw:layer="layout" svg:width="1.192cm" svg:height="0.747cm" svg:x="11.864cm" svg:y="17.328cm">
          <draw:text-box>
            <text:p text:style-name="P6"><text:span text:style-name="T5">2/3</text:span></text:p>
          </draw:text-box>
        </draw:frame>
        <draw:frame draw:style-name="gr5" draw:text-style-name="P7" draw:layer="layout" svg:width="1.192cm" svg:height="0.747cm" svg:x="12.264cm" svg:y="18.828cm">
          <draw:text-box>
            <text:p text:style-name="P6"><text:span text:style-name="T5">1/1</text:span></text:p>
          </draw:text-box>
        </draw:frame>
        <draw:frame draw:style-name="gr5" draw:text-style-name="P7" draw:layer="layout" svg:width="1.192cm" svg:height="0.747cm" svg:x="11.864cm" svg:y="19.728cm">
          <draw:text-box>
            <text:p text:style-name="P6"><text:span text:style-name="T5">2/3</text:span></text:p>
          </draw:text-box>
        </draw:frame>
        <draw:frame draw:style-name="gr5" draw:text-style-name="P5" draw:layer="layout" svg:width="1.192cm" svg:height="0.747cm" svg:x="17.862cm" svg:y="17.129cm">
          <draw:text-box>
            <text:p text:style-name="P4"><text:span text:style-name="T4">2/2</text:span></text:p>
          </draw:text-box>
        </draw:frame>
        <draw:frame draw:style-name="gr5" draw:text-style-name="P7" draw:layer="layout" svg:width="1.192cm" svg:height="0.747cm" svg:x="18.265cm" svg:y="19.728cm">
          <draw:text-box>
            <text:p text:style-name="P6"><text:span text:style-name="T5">1/1</text:span></text:p>
          </draw:text-box>
        </draw:frame>
        <draw:frame draw:style-name="gr5" draw:text-style-name="P5" draw:layer="layout" svg:width="1.192cm" svg:height="0.747cm" svg:x="14.962cm" svg:y="21.13cm">
          <draw:text-box>
            <text:p text:style-name="P4"><text:span text:style-name="T4">0/5</text:span></text:p>
          </draw:text-box>
        </draw:frame>
        <draw:frame draw:style-name="gr5" draw:text-style-name="P7" draw:layer="layout" svg:width="1.192cm" svg:height="0.747cm" svg:x="14.065cm" svg:y="17.545cm">
          <draw:text-box>
            <text:p text:style-name="P6"><text:span text:style-name="T5">0/5</text:span></text:p>
          </draw:text-box>
        </draw:frame>
        <draw:frame draw:style-name="gr5" draw:text-style-name="P5" draw:layer="layout" svg:width="1.192cm" svg:height="0.747cm" svg:x="16.062cm" svg:y="17.579cm">
          <draw:text-box>
            <text:p text:style-name="P4"><text:span text:style-name="T4">0/2</text:span></text:p>
          </draw:text-box>
        </draw:frame>
        <draw:frame draw:style-name="gr5" draw:text-style-name="P7" draw:layer="layout" svg:width="1.192cm" svg:height="0.747cm" svg:x="15.864cm" svg:y="19.628cm">
          <draw:text-box>
            <text:p text:style-name="P6"><text:span text:style-name="T5">2/2</text:span></text:p>
          </draw:text-box>
        </draw:frame>
        <draw:frame draw:style-name="gr5" draw:text-style-name="P5" draw:layer="layout" svg:width="1.192cm" svg:height="0.747cm" svg:x="17.662cm" svg:y="18.43cm">
          <draw:text-box>
            <text:p text:style-name="P4"><text:span text:style-name="T4">2/3</text:span></text:p>
          </draw:text-box>
        </draw:frame>
        <draw:connector draw:style-name="gr3" draw:text-style-name="P3" draw:layer="layout" draw:type="line" svg:x1="11.955cm" svg:y1="18.642cm" svg:x2="13.944cm" svg:y2="16.981cm" draw:start-shape="id41" draw:start-glue-point="11" draw:end-shape="id48" draw:end-glue-point="7" svg:d="M11955 18642l1989-1661" svg:viewBox="0 0 1990 1662">
          <text:p/>
        </draw:connector>
        <draw:connector draw:style-name="gr3" draw:text-style-name="P3" draw:layer="layout" draw:type="line" svg:x1="14.682cm" svg:y1="16.675cm" svg:x2="16.619cm" svg:y2="16.676cm" draw:start-shape="id48" draw:start-glue-point="10" draw:end-shape="id47" draw:end-glue-point="6" svg:d="M14682 16675l1937 1" svg:viewBox="0 0 1938 2">
          <text:p/>
        </draw:connector>
        <draw:connector draw:style-name="gr3" draw:text-style-name="P3" draw:layer="layout" draw:type="line" svg:x1="17.357cm" svg:y1="16.982cm" svg:x2="19.444cm" svg:y2="18.643cm" draw:start-shape="id47" draw:start-glue-point="9" draw:end-shape="id45" draw:end-glue-point="5" svg:d="M17357 16982l2087 1661" svg:viewBox="0 0 2088 166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20:16:16.012000000</meta:creation-date>
    <dc:date>2021-11-13T21:04:16.176000000</dc:date>
    <meta:editing-duration>PT6M26S</meta:editing-duration>
    <meta:editing-cycles>2</meta:editing-cycles>
    <meta:generator>LibreOffice/6.3.2.2$Windows_X86_64 LibreOffice_project/98b30e735bda24bc04ab42594c85f7fd8be07b9c</meta:generator>
    <meta:document-statistic meta:object-count="202"/>
  </office:meta>
</office:document-meta>
</file>